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13e" officeooo:paragraph-rsid="0015813e"/>
    </style:style>
    <style:style style:name="P2" style:family="paragraph" style:parent-style-name="Standard">
      <style:text-properties officeooo:rsid="0015813e" officeooo:paragraph-rsid="0017ef6e"/>
    </style:style>
    <style:style style:name="P3" style:family="paragraph" style:parent-style-name="Standard">
      <style:text-properties officeooo:rsid="00161aa6" officeooo:paragraph-rsid="00161aa6"/>
    </style:style>
    <style:style style:name="P4" style:family="paragraph" style:parent-style-name="Standard">
      <style:text-properties officeooo:rsid="0017ef6e" officeooo:paragraph-rsid="0017ef6e"/>
    </style:style>
    <style:style style:name="P5" style:family="paragraph" style:parent-style-name="Standard">
      <style:text-properties officeooo:rsid="001979b3" officeooo:paragraph-rsid="001979b3"/>
    </style:style>
    <style:style style:name="P6" style:family="paragraph" style:parent-style-name="Standard">
      <style:text-properties officeooo:rsid="001a279e" officeooo:paragraph-rsid="001a279e"/>
    </style:style>
    <style:style style:name="P7" style:family="paragraph" style:parent-style-name="Standard">
      <style:text-properties officeooo:rsid="001c09df" officeooo:paragraph-rsid="001c09df"/>
    </style:style>
    <style:style style:name="P8" style:family="paragraph" style:parent-style-name="Standard">
      <style:text-properties officeooo:rsid="001e0777" officeooo:paragraph-rsid="001e0777"/>
    </style:style>
    <style:style style:name="P9" style:family="paragraph" style:parent-style-name="Standard">
      <style:text-properties officeooo:rsid="001fea47" officeooo:paragraph-rsid="001fea47"/>
    </style:style>
    <style:style style:name="P10" style:family="paragraph" style:parent-style-name="Standard">
      <style:text-properties officeooo:rsid="0022f960" officeooo:paragraph-rsid="0022f960"/>
    </style:style>
    <style:style style:name="P11" style:family="paragraph" style:parent-style-name="Standard">
      <style:text-properties officeooo:rsid="0022f960" officeooo:paragraph-rsid="0024edf3"/>
    </style:style>
    <style:style style:name="P12" style:family="paragraph" style:parent-style-name="Standard">
      <style:text-properties officeooo:rsid="0022f960" officeooo:paragraph-rsid="00274629"/>
    </style:style>
    <style:style style:name="P13" style:family="paragraph" style:parent-style-name="Standard">
      <style:text-properties officeooo:rsid="0022f960" officeooo:paragraph-rsid="0028ac12"/>
    </style:style>
    <style:style style:name="P14" style:family="paragraph" style:parent-style-name="Standard">
      <style:text-properties officeooo:rsid="0022f960" officeooo:paragraph-rsid="00290c0a"/>
    </style:style>
    <style:style style:name="P15" style:family="paragraph" style:parent-style-name="Standard">
      <style:text-properties officeooo:rsid="0022f960" officeooo:paragraph-rsid="002ad68b"/>
    </style:style>
    <style:style style:name="P16" style:family="paragraph" style:parent-style-name="Standard">
      <style:text-properties officeooo:rsid="00274629" officeooo:paragraph-rsid="00274629"/>
    </style:style>
    <style:style style:name="P17" style:family="paragraph" style:parent-style-name="Standard">
      <style:text-properties officeooo:rsid="00274629" officeooo:paragraph-rsid="0028ac12"/>
    </style:style>
    <style:style style:name="P18" style:family="paragraph" style:parent-style-name="Standard">
      <style:text-properties officeooo:rsid="0028ac12" officeooo:paragraph-rsid="0028ac12"/>
    </style:style>
    <style:style style:name="P19" style:family="paragraph" style:parent-style-name="Standard">
      <style:text-properties officeooo:rsid="002ad68b" officeooo:paragraph-rsid="002ad68b"/>
    </style:style>
    <style:style style:name="T1" style:family="text">
      <style:text-properties officeooo:rsid="00161aa6"/>
    </style:style>
    <style:style style:name="T2" style:family="text">
      <style:text-properties officeooo:rsid="0024ed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OR 1:</text:p>
      <text:p text:style-name="P1"/>
      <text:p text:style-name="P1">vendor/nxp-opensource/fsl_imx_demo/AudioRoute/Android.mk: error: AudioRoute: Must specify LOCAL_SDK_VERSION or LOCAL_PRIVATE_PLATFORM_APIS, </text:p>
      <text:p text:style-name="P1">build/make/core/sdk_check.mk:21: error: done. </text:p>
      <text:p text:style-name="P1"/>
      <text:p text:style-name="P1"/>
      <text:p text:style-name="P1">Solution:</text:p>
      <text:p text:style-name="P1"><text:s/></text:p>
      <text:p text:style-name="P1">added LOCAL_SDK_VERSION := current <text:s/>in vendor/nxp-opensource/fsl_imx_demo/AudioRoute/Android.mk file</text:p>
      <text:p text:style-name="P1"/>
      <text:p text:style-name="P1"/>
      <text:p text:style-name="P1"/>
      <text:p text:style-name="P1">ERROR 2:</text:p>
      <text:p text:style-name="P1"/>
      <text:p text:style-name="P1">vendor/nxp-opensource/fsl_imx_demo/AudioTimeStampTest/Android.mk: error: AudioTimeStampTest: Must specify LOCAL_SDK_VERSION or LOCAL_PRIVATE_PLATFORM_APIS, </text:p>
      <text:p text:style-name="P1">build/make/core/sdk_check.mk:21: error: done.</text:p>
      <text:p text:style-name="P1"/>
      <text:p text:style-name="P1">Solution:</text:p>
      <text:p text:style-name="P1">same as above ERROR 1</text:p>
      <text:p text:style-name="P1"/>
      <text:p text:style-name="P3">similarly </text:p>
      <text:p text:style-name="P3">vendor/nxp-opensource/fsl_imx_demo/Ethernet/Android.mk</text:p>
      <text:p text:style-name="P3">vendor/nxp-opensource/fsl_imx_demo/HdmiDualVideo/Android.mk</text:p>
      <text:p text:style-name="P7">vendor/nxp-opensource/fsl_imx_demo/SleepAwakeAutoTest/Android.mk</text:p>
      <text:p text:style-name="P4">here we need to add </text:p>
      <text:p text:style-name="P2">LOCAL_SDK_VERSION := curren</text:p>
      <text:p text:style-name="P2"/>
      <text:p text:style-name="P8">to avoid this solution i just disabled the Android.mk file in <text:s/><text:span text:style-name="T1">fsl_imx_demo </text:span>directory</text:p>
      <text:p text:style-name="P8"/>
      <text:p text:style-name="P2"/>
      <text:p text:style-name="P5">ERROR 3:</text:p>
      <text:p text:style-name="P5"/>
      <text:p text:style-name="P5">vendor/nxp-opensource/fsl_imx_demo/SleepAwakeAutoTest/Android.mk:17: error: frameworks/opt/setupwizard/navigationbar/common.mk: No such file or directory</text:p>
      <text:p text:style-name="P5"/>
      <text:p text:style-name="P5">solution:</text:p>
      <text:p text:style-name="P5">myself removed <text:s/>frameworks/opt/setupwizard/navigationbar/common.mk so, i commented in </text:p>
      <text:p text:style-name="P5">vendor/nxp-opensource/fsl_imx_demo/SleepAwakeAutoTest/Android.mk</text:p>
      <text:p text:style-name="P5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ERROR 4:</text:p>
      <text:p text:style-name="P9"/>
      <text:p text:style-name="P9">build/make/core/base_rules.mk:260: error: vendor/nxp-opensource/kernel_imx/drivers/staging/greybus/tools: MODULE.TARGET.EXECUTABLES.gb_loopback_test already defined by device/imx7/kernel/drivers/staging/greybus/tools.</text:p>
      <text:p text:style-name="P9"/>
      <text:p text:style-name="P9"/>
      <text:p text:style-name="P9">Solution:</text:p>
      <text:p text:style-name="P9">just removed the makefile inside the <text:s/>vendor/nxp-opensource/kernel_imx/drivers/staging/greybus/tools/</text:p>
      <text:p text:style-name="P9"/>
      <text:p text:style-name="P9"/>
      <text:p text:style-name="P9"/>
      <text:p text:style-name="P9"/>
      <text:p text:style-name="P10">ERROR 5:</text:p>
      <text:p text:style-name="P10"/>
      <text:p text:style-name="P10">ninja: error: 'vendor/nxp/fsl-proprietary/media-profile/media_codecs_google_audio.xml', needed by 'out/target/product/imx7/vendor/etc/media_codecs_google_audio.xml', missing and no known rule to make it</text:p>
      <text:p text:style-name="P10"/>
      <text:p text:style-name="P10">solution:</text:p>
      <text:p text:style-name="P11">path was changed we kept in the required path <text:span text:style-name="T2">in mentioned above</text:span></text:p>
      <text:p text:style-name="P12"><text:tab/></text:p>
      <text:p text:style-name="P12"/>
      <text:p text:style-name="P16">ERROR 6:</text:p>
      <text:p text:style-name="P12"/>
      <text:p text:style-name="P16">vendor/nxp-opensource/fsl_imx_demo/Ethernet/com/fsl/ethernet/EthernetManager.java:218: error: method getConfiguration in class EthernetManager cannot be applied to given types;</text:p>
      <text:p text:style-name="P12"/>
      <text:p text:style-name="P12"/>
      <text:p text:style-name="P16">solution :</text:p>
      <text:p text:style-name="P17">removed from makefile </text:p>
      <text:p text:style-name="P13"/>
      <text:p text:style-name="P13"/>
      <text:p text:style-name="P18">ERROR 7:</text:p>
      <text:p text:style-name="P13"/>
      <text:p text:style-name="P18">vendor/nxp/fsl_imx_omx/fslextractor/FslInspector.cpp:22:10: fatal error: 'media/stagefright/MediaDefsExt.h' file not found</text:p>
      <text:p text:style-name="P18">#include &lt;media/stagefright/MediaDefsExt.h&gt;</text:p>
      <text:p text:style-name="P13"/>
      <text:p text:style-name="P13"/>
      <text:p text:style-name="P18">solution :</text:p>
      <text:p text:style-name="P18">removed from makefile</text:p>
      <text:p text:style-name="P14"><text:tab/></text:p>
      <text:p text:style-name="P14"/>
      <text:p text:style-name="P19">ERROR 8:</text:p>
      <text:p text:style-name="P15"/>
      <text:p text:style-name="P19">vendor/nxp-opensource/imx/display/display/FbDisplay.cpp:111:17: error: out-of-line definition of 'setCallback' does not match any declaration in 'fsl::FbDisplay'</text:p>
      <text:p text:style-name="P19">void FbDisplay::setCallback(EventListener* callback)</text:p>
      <text:p text:style-name="P15"><text:soft-page-break/></text:p>
      <text:p text:style-name="P19">solution:</text:p>
      <text:p text:style-name="P15"><text:s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8:25:47.408205213</meta:creation-date>
    <dc:date>2019-08-14T15:46:01.780725110</dc:date>
    <meta:editing-duration>P3DT2H50M45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3" meta:paragraph-count="47" meta:word-count="186" meta:character-count="2453" meta:non-whitespace-character-count="2295"/>
  </office:meta>
</office:document-meta>
</file>